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-color="#eeeeee" draw:textarea-horizontal-align="justify" draw:textarea-vertical-align="middle" draw:auto-grow-height="false" fo:min-height="11cm" fo:min-width="19.25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9.9cm" fo:min-width="8.4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5cm" fo:min-width="3.875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9.75cm" svg:height="11.25cm" svg:x="2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10.25cm" svg:x="2.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9cm" svg:height="10.25cm" svg:x="12.25cm" svg:y="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5cm" svg:y1="3.85cm" svg:x2="11.5cm" svg:y2="3.85cm">
          <text:p/>
        </draw:line>
        <draw:line draw:style-name="gr3" draw:text-style-name="P3" draw:layer="layout" svg:x1="12.25cm" svg:y1="3.95cm" svg:x2="21.25cm" svg:y2="3.95cm">
          <text:p/>
        </draw:line>
        <draw:custom-shape draw:style-name="gr4" draw:text-style-name="P4" draw:layer="layout" svg:width="5cm" svg:height="1.5cm" svg:x="9.35cm" svg:y="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5cm" svg:height="1.5cm" draw:transform="rotate (-3.14159265358979) translate (14.349cm 11.1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de" fo:country="DE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3T04:56:01.817832785</meta:creation-date>
    <dc:date>2021-10-15T20:03:15.769371404</dc:date>
    <meta:editing-duration>PT12M6S</meta:editing-duration>
    <meta:editing-cycles>11</meta:editing-cycles>
    <meta:generator>LibreOffice/7.1.6.2.0$Linux_X86_64 LibreOffice_project/10$Build-2</meta:generator>
    <meta:document-statistic meta:object-count="7"/>
  </office:meta>
</office:document-meta>
</file>